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d98" officeooo:paragraph-rsid="00095d98"/>
    </style:style>
    <style:style style:name="P2" style:family="paragraph" style:parent-style-name="Standard">
      <style:text-properties officeooo:rsid="00095d98" officeooo:paragraph-rsid="000b3781"/>
    </style:style>
    <style:style style:name="P3" style:family="paragraph" style:parent-style-name="Standard">
      <style:text-properties officeooo:rsid="000b3781" officeooo:paragraph-rsid="000b3781"/>
    </style:style>
    <style:style style:name="T1" style:family="text">
      <style:text-properties officeooo:rsid="000b37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Chen</text:p>
      <text:p text:style-name="P1">sc4900</text:p>
      <text:p text:style-name="P1">N10013388</text:p>
      <text:p text:style-name="P1">Maze Extra Credit</text:p>
      <text:p text:style-name="P1"/>
      <text:p text:style-name="P1">- <text:span text:style-name="T1">means path tried</text:span></text:p>
      <text:p text:style-name="P1"/>
      <text:p text:style-name="P1">1) Problem 1 will transverse less than problem 3 when the goal is <text:span text:style-name="T1">left or right, more so than down/up</text:span>. This is the case because the queue will always transverse what it is given first. In my scenario it was given Left, Right, Up, Down first.</text:p>
      <text:p text:style-name="P1"/>
      <text:p text:style-name="P3">Maze when 1 is faster:</text:p>
      <text:p text:style-name="P3">xxxxxxxxxxxxxxxxxx</text:p>
      <text:p text:style-name="P3">s.x...x....x...xxx</text:p>
      <text:p text:style-name="P3">x.x.x.x.xx.x..xxxx</text:p>
      <text:p text:style-name="P3">x...x...xx.x..e.xx</text:p>
      <text:p text:style-name="P3">xxx.x..xxx...xx.xx</text:p>
      <text:p text:style-name="P3">xxx.xx..xx......xx</text:p>
      <text:p text:style-name="P3">xxx...x.xxxxxxxxxx</text:p>
      <text:p text:style-name="P3">xxxxx.x........xxx</text:p>
      <text:p text:style-name="P3">xxxxxxxxxxxxxxxxxx</text:p>
      <text:p text:style-name="P3"/>
      <text:p text:style-name="P3">Problem 1 iterations:</text:p>
      <text:p text:style-name="P3">------------------</text:p>
      <text:p text:style-name="P3">-.x...x....x...---</text:p>
      <text:p text:style-name="P3">x.x.x.x.xx.x..--xx</text:p>
      <text:p text:style-name="P3">x...x...xx.x..e.xx</text:p>
      <text:p text:style-name="P3">xxx.x..xxx...xx.xx</text:p>
      <text:p text:style-name="P3">xxx.xx..xx......xx</text:p>
      <text:p text:style-name="P3">xxx...x.xxxxxxxxxx</text:p>
      <text:p text:style-name="P3">xxxxx.x........xxx</text:p>
      <text:p text:style-name="P3">xxxxxxxxxxxxxxxxxx</text:p>
      <text:p text:style-name="P3"/>
      <text:p text:style-name="P3">Problem 3 iterations:</text:p>
      <text:p text:style-name="P3">-----------------x</text:p>
      <text:p text:style-name="P3">---...-....-...--x</text:p>
      <text:p text:style-name="P3">-.-.x.-.xx.-..---x</text:p>
      <text:p text:style-name="P3">-...x...xx.-..e.-x</text:p>
      <text:p text:style-name="P3">---.x..xxx...xx.xx</text:p>
      <text:p text:style-name="P3">---.xx..xx......xx</text:p>
      <text:p text:style-name="P3">---...x.xxxxxxxxxx</text:p>
      <text:p text:style-name="P3">-----.x........xxx</text:p>
      <text:p text:style-name="P3">xxxxxxxxxxxxxxxxxx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Maze when 3 is faster:</text:p>
      <text:p text:style-name="P3">xxxxxxxxxxxxxxxxxx</text:p>
      <text:p text:style-name="P3">s.x...x....x...xxx</text:p>
      <text:p text:style-name="P3">x.x.x.x.xx.x..xxxx</text:p>
      <text:p text:style-name="P3">x...x...xx.x..x.xx</text:p>
      <text:p text:style-name="P3">xxx.x..xxx...xx.xx</text:p>
      <text:p text:style-name="P3">xxx.xx..xx......xx</text:p>
      <text:p text:style-name="P3">xxx...x.xxxxxxxxxx</text:p>
      <text:p text:style-name="P3">exxxx.x........xxx</text:p>
      <text:p text:style-name="P3">xxxxxxxxxxxxxxxxxx</text:p>
      <text:p text:style-name="P3"/>
      <text:p text:style-name="P3">Problem 1 iterations:</text:p>
      <text:p text:style-name="P3">------------------</text:p>
      <text:p text:style-name="P3">-.x...x....x...---</text:p>
      <text:p text:style-name="P3">x.x.x.x.--.x..----</text:p>
      <text:p text:style-name="P3">x...x...--.x..-.--</text:p>
      <text:p text:style-name="P3">xxx.x..---...--.--</text:p>
      <text:p text:style-name="P3">xxx.xx..--......--</text:p>
      <text:p text:style-name="P3">xxx...x.----------</text:p>
      <text:p text:style-name="P3">exxxx.x........---</text:p>
      <text:p text:style-name="P3">------------------</text:p>
      <text:p text:style-name="P3"/>
      <text:p text:style-name="P3">Problem 3 iterations:</text:p>
      <text:p text:style-name="P3">------xxxxxxxxxxxx</text:p>
      <text:p text:style-name="P3">---...x....x...xxx</text:p>
      <text:p text:style-name="P3">-.-.x.x.xx.x..xxxx</text:p>
      <text:p text:style-name="P3">-...x...xx.x..x.xx</text:p>
      <text:p text:style-name="P3">---.x..xxx...xx.xx</text:p>
      <text:p text:style-name="P3">---.xx..xx......xx</text:p>
      <text:p text:style-name="P3">--x...x.xxxxxxxxxx</text:p>
      <text:p text:style-name="P3">exxxx.x........xxx</text:p>
      <text:p text:style-name="P3">xxxxxxxxxxxxxxxxxx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2</text:span>) Problem 1 will transverse less than problem <text:span text:style-name="T1">2</text:span> when the goal is <text:span text:style-name="T1">left or right, more so than down/up</text:span>. This is the case because the queue will always transverse what it is given <text:span text:style-name="T1">last</text:span>. In my scenario it was given Left, Right, Up, Down first.</text:p>
      <text:p text:style-name="P2"/>
      <text:p text:style-name="P3">Maze when 1 is faster:</text:p>
      <text:p text:style-name="P3">xxxxxxxxxxxxxxxxxx</text:p>
      <text:p text:style-name="P3">s.x...x....x...xxx</text:p>
      <text:p text:style-name="P3">x.x.x.x.xx.x..xxxx</text:p>
      <text:p text:style-name="P3">x...x...xx.x..e.xx</text:p>
      <text:p text:style-name="P3">xxx.x..xxx...xx.xx</text:p>
      <text:p text:style-name="P3">xxx.xx..xx......xx</text:p>
      <text:p text:style-name="P3">xxx...x.xxxxxxxxxx</text:p>
      <text:p text:style-name="P3">xxxxx.x........xxx</text:p>
      <text:p text:style-name="P3">xxxxxxxxxxxxxxxxxx</text:p>
      <text:p text:style-name="P3"/>
      <text:p text:style-name="P3">Problem 1 iterations:</text:p>
      <text:p text:style-name="P3">------------------</text:p>
      <text:p text:style-name="P3">-.x...x....x...---</text:p>
      <text:p text:style-name="P3">x.x.x.x.xx.x..--xx</text:p>
      <text:p text:style-name="P3">x...x...xx.x..e.xx</text:p>
      <text:p text:style-name="P3">xxx.x..xxx...xx.xx</text:p>
      <text:p text:style-name="P3">xxx.xx..xx......xx</text:p>
      <text:p text:style-name="P3">xxx...x.xxxxxxxxxx</text:p>
      <text:p text:style-name="P3">xxxxx.x........xxx</text:p>
      <text:p text:style-name="P3">xxxxxxxxxxxxxxxxxx</text:p>
      <text:p text:style-name="P3"/>
      <text:p text:style-name="P3">Problem 2 iterations:</text:p>
      <text:p text:style-name="P3">-----------------x</text:p>
      <text:p text:style-name="P3">-.-...-....-...--x</text:p>
      <text:p text:style-name="P3">-.-.x.-.--.-..---x</text:p>
      <text:p text:style-name="P3">-...x...--.-..e.-x</text:p>
      <text:p text:style-name="P3">---.x..---...xx.-x</text:p>
      <text:p text:style-name="P3">---.xx..--......-x</text:p>
      <text:p text:style-name="P3">---...x.---------x</text:p>
      <text:p text:style-name="P3">-----.x........--x</text:p>
      <text:p text:style-name="P3">xxxxxxxxxxxxxxxxxx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Maze when 2 is faster:</text:p>
      <text:p text:style-name="P3">xxxxxxxxxxxxxxxxxx</text:p>
      <text:p text:style-name="P3">s.x...x....x...xxx</text:p>
      <text:p text:style-name="P3">x.x.x.x.xx.x..xxxx</text:p>
      <text:p text:style-name="P3">x...x...xx.x..x.xx</text:p>
      <text:p text:style-name="P3">xxx.x..xxx...xx.xx</text:p>
      <text:p text:style-name="P3">xxx.xx..xx......xx</text:p>
      <text:p text:style-name="P3">xxx...x.xxxxxxxxxx</text:p>
      <text:p text:style-name="P3">exxxx.x........xxx</text:p>
      <text:p text:style-name="P3">xxxxxxxxxxxxxxxxxx</text:p>
      <text:p text:style-name="P3"/>
      <text:p text:style-name="P3">Problem 1 iterations:</text:p>
      <text:p text:style-name="P3">------------------</text:p>
      <text:p text:style-name="P3">-.x...x....x...---</text:p>
      <text:p text:style-name="P3">x.x.x.x.--.x..----</text:p>
      <text:p text:style-name="P3">x...x...--.x..-.--</text:p>
      <text:p text:style-name="P3">xxx.x..---...--.--</text:p>
      <text:p text:style-name="P3">xxx.xx..--......--</text:p>
      <text:p text:style-name="P3">xxx...x.----------</text:p>
      <text:p text:style-name="P3">exxxx.x........---</text:p>
      <text:p text:style-name="P3">------------------</text:p>
      <text:p text:style-name="P3"/>
      <text:p text:style-name="P3">Problem 2 iterations:</text:p>
      <text:p text:style-name="P3">xxxxxxxxxxxxxxxxxx</text:p>
      <text:p text:style-name="P3">x.x...x....x...xxx</text:p>
      <text:p text:style-name="P3">-.x.x.x.xx.x..xxxx</text:p>
      <text:p text:style-name="P3">-...x...xx.x..x.xx</text:p>
      <text:p text:style-name="P3">-xx.x..xxx...xx.xx</text:p>
      <text:p text:style-name="P3">-xx.xx..xx......xx</text:p>
      <text:p text:style-name="P3">-xx...x.xxxxxxxxxx</text:p>
      <text:p text:style-name="P3">exxxx.x........xxx</text:p>
      <text:p text:style-name="P3">xxxxxxxxxxxxxxxxxx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9:40:59.368087797</meta:creation-date>
    <dc:date>2016-11-26T20:04:49.250497531</dc:date>
    <meta:editing-duration>PT8M19S</meta:editing-duration>
    <meta:editing-cycles>1</meta:editing-cycles>
    <meta:document-statistic meta:table-count="0" meta:image-count="0" meta:object-count="0" meta:page-count="4" meta:paragraph-count="127" meta:word-count="293" meta:character-count="2847" meta:non-whitespace-character-count="2613"/>
    <meta:generator>LibreOffice/4.2.8.2$Linux_X86_64 LibreOffice_project/420m0$Build-2</meta:generator>
  </office:meta>
</office:document-meta>
</file>